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7">
      <style:paragraph-properties fo:margin-top="0in" fo:margin-bottom="0in"/>
    </style:style>
    <style:style style:name="P50" style:family="paragraph" style:parent-style-name="Text_20_body" style:list-style-name="L8">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Text_20_body" style:list-style-name="L12">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amp; Daniel</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technical-box"/>Technical box<text:bookmark-end text:name="technical-box"/></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IEnumerable and array (e.g. EnumerateFiles and GetFiles). Read <text:a xlink:type="simple" xlink:href="https://www.codeproject.com/Articles/832189/List-vs-IEnumerable-vs-IQueryable-vs-ICollection-v" office:name=""><text:span text:style-name="Definition">https://www.codeproject.com/Articles/832189/List-vs-IEnumerable-vs-IQueryable-vs-ICollection-v</text:span></text:a></text:p>
      <text:p text:style-name="Text_20_body">Read about Async Enumerable in .NET 3.0 : <text:a xlink:type="simple" xlink:href="https://docs.microsoft.com/en-us/archive/msdn-magazine/2019/november/csharp-iterating-with-async-enumerables-in-csharp-8" office:name=""><text:span text:style-name="Definition">https://docs.microsoft.com/en-us/archive/msdn-magazine/2019/november/csharp-iterating-with-async-enumerables-in-csharp-8</text:span></text:a></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Further reading<text:bookmark-end text:name="further-reading"/></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technical-box-1"/>Technical box<text:bookmark-end text:name="technical-box-1"/></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1"/>Further reading<text:bookmark-end text:name="further-reading-1"/></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h text:style-name="Heading_20_3" text:outline-level="3"><text:bookmark-start text:name="download-code-4"/>Download code<text:bookmark-end text:name="download-code-4"/></text:h>
      <text:p text:style-name="First_20_paragraph">Code at <text:a xlink:type="simple" xlink:href="https://ignatandrei.github.io/console_to_saas/sources/Chapter05.zip" office:name=""><text:span text:style-name="Definition">Chapter05</text:span></text:a></text:p>
      <text:h text:style-name="Heading_20_2" text:outline-level="2"><text:bookmark-start text:name="technical-reading-box"/>Technical Reading Box<text:bookmark-end text:name="technical-reading-box"/></text:h>
      <text:list text:style-name="L7">
        <text:list-item>
          <text:p text:style-name="P49">Interfaces vs Abstract Classes</text:p>
        </text:list-item>
        <text:list-item>
          <text:p text:style-name="P49">IDisposable <text:a xlink:type="simple" xlink:href="https://docs.microsoft.com/en-us/dotnet/api/system.idisposable" office:name=""><text:span text:style-name="Definition">https://docs.microsoft.com/en-us/dotnet/api/system.idisposable</text:span></text:a></text:p>
        </text:list-item>
        <text:list-item>
          <text:p text:style-name="P49">FileSystem Abstraction ( exists already: <text:a xlink:type="simple" xlink:href="https://github.com/System-IO-Abstractions/System.IO.Abstractions" office:name=""><text:span text:style-name="Definition">https://github.com/System-IO-Abstractions/System.IO.Abstractions</text:span></text:a> <text:a xlink:type="simple" xlink:href="http://dontcodetired.com/blog/post/Unit-Testing-C-File-Access-Code-with-SystemIOAbstractions" office:name=""><text:span text:style-name="Definition">http://dontcodetired.com/blog/post/Unit-Testing-C-File-Access-Code-with-SystemIOAbstractions</text:span></text:a>)</text:p>
        </text:list-item>
        <text:list-item>
          <text:p text:style-name="P49">How to Serialize interfaces to restore classes</text:p>
        </text:list-item>
        <text:list-item>
          <text:p text:style-name="P49">Unit Test vs Integration Test vs Component Test vs System Test vs Load Test</text:p>
        </text:list-item>
        <text:list-item>
          <text:p text:style-name="P49">ArrangeActAssert vs GivenWhenTest</text:p>
        </text:list-item>
        <text:list-item>
          <text:p text:style-name="P49">Mock vs Fakes vs Stubs : <text:a xlink:type="simple" xlink:href="https://martinfowler.com/articles/mocksArentStubs.html" office:name=""><text:span text:style-name="Definition">https://martinfowler.com/articles/mocksArentStubs.html</text:span></text:a></text:p>
        </text:list-item>
        <text:list-item>
          <text:p text:style-name="P49">Technical Debt</text:p>
        </text:list-item>
      </text:list>
      <text:h text:style-name="Heading_20_1" text:outline-level="1"><text:bookmark-start text:name="chapter-06---our-second-external-client-ecosystem-versioning--ci"/>Chapter 06 - Our second external client: Ecosystem/ Versioning / CI<text:bookmark-end text:name="chapter-06---our-second-external-client-ecosystem-versioning--ci"/></text:h>
      <text:p text:style-name="First_20_paragraph">Our second client has different types of contracts that need to be considered. Having 2 clients that needs to run the same code, but to work differently it is a challenging task. Thus, we could address this problem using two approaches:</text:p>
      <text:list text:style-name="L8">
        <text:list-item>
          <text:p text:style-name="P50">Create a different branch for each client</text:p>
        </text:list-item>
        <text:list-item>
          <text:p text:style-name="P50">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9">
        <text:list-item>
          <text:p text:style-name="P51">Creating separate branch, is no effort</text:p>
        </text:list-item>
        <text:list-item>
          <text:p text:style-name="P51">Best way to separate behavior and replicate bugs</text:p>
        </text:list-item>
        <text:list-item>
          <text:p text:style-name="P51">It is easy to implement new different feature for each client <text:span text:style-name="T1">Problems</text:span></text:p>
        </text:list-item>
        <text:list-item>
          <text:p text:style-name="P51"><text:span text:style-name="T2">IF</text:span> When a bug appears , it should be replicated on every client . This could be done by either have a single master and replicating to each branch</text:p>
        </text:list-item>
        <text:list-item>
          <text:p text:style-name="P51">writing the bug solving code on every branch</text:p>
        </text:list-item>
        <text:list-item>
          <text:p text:style-name="P51">Same with a new feature that many clients want.</text:p>
        </text:list-item>
        <text:list-item>
          <text:p text:style-name="P51">The master branch will not have a defined behaviour. It will contain all the features merged, thus we should treat it like a new client, but with all features on.</text:p>
        </text:list-item>
      </text:list>
      <text:h text:style-name="Heading_20_3" text:outline-level="3"><text:bookmark-start text:name="create-single-branch"/>Create single branch<text:bookmark-end text:name="create-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0">
        <text:list-item>
          <text:p text:style-name="P52">Single branch to maintain</text:p>
        </text:list-item>
        <text:list-item>
          <text:p text:style-name="P52">Fixing a bug =&gt; it is done in a single branch</text:p>
        </text:list-item>
      </text:list>
      <text:p text:style-name="First_20_paragraph"><text:span text:style-name="T1">Problems</text:span></text:p>
      <text:list text:style-name="L11">
        <text:list-item>
          <text:p text:style-name="P53">Re-architecting the application to support different features per configuration.</text:p>
        </text:list-item>
        <text:list-item>
          <text:p text:style-name="P53">Replicate the client behaviour is more difficult</text:p>
        </text:list-item>
        <text:list-item>
          <text:p text:style-name="P53">Create a feature requires more time to integrate with the configuration system</text:p>
        </text:list-item>
        <text:list-item>
          <text:p text:style-name="P53">Components per client</text:p>
        </text:list-item>
        <text:list-item>
          <text:p text:style-name="P53">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components version .</text:p>
      <text:h text:style-name="Heading_20_2" text:outline-level="2"><text:bookmark-start text:name="multiple-types-of-contracts"/>Multiple types of contracts<text:bookmark-end text:name="multiple-types-of-contracts"/></text:h>
      <text:h text:style-name="Heading_20_2" text:outline-level="2"><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2" text:outline-level="2"><text:bookmark-start text:name="technical-box-2"/>Technical Box<text:bookmark-end text:name="technical-box-2"/></text:h>
      <text:list text:style-name="L12">
        <text:list-item>
          <text:p text:style-name="P54">Design Pattern - strategy</text:p>
        </text:list-item>
        <text:list-item>
          <text:p text:style-name="P54">Plugin architecture in .NET Core 3</text:p>
        </text:list-item>
        <text:list-item>
          <text:p text:style-name="P54">Versioning - show the production version. SemVer, CalVer.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54">AutoUpdate application - Click Once, Electron</text:p>
        </text:list-item>
        <text:list-item>
          <text:p text:style-name="P54">.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5-03T10:29:30Z</meta:creation-date>
    <dc:date>2020-05-03T10:29:30Z</dc:date>
  </office:meta>
</office:document-meta>
</file>